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Why is it important for inputs to have an associated label?</text:p>
      <text:p text:style-name="Text_20_body">Labels on input fields might seem like small details, but they play a crucial role in making forms easier for everyone to use.</text:p>
      <text:p text:style-name="Text_20_body">Labels help people with disabilities, make forms more user-friendly for everyone, and ultimately improve form conversion rates.</text:p>
      <text:p text:style-name="Text_20_body">Let's dive into why adding labels to input elements is important for accessibility and usability.</text:p>
      <text:p text:style-name="Text_20_body">Screen readers often rely on labels to describe the purpose of input fields. In order for this to work properly, the label must be programmatically associated with the <text:span text:style-name="Source_20_Text">input</text:span>. While there are several ways to do that, the most common is to use the HTML <text:span text:style-name="Source_20_Text">label</text:span> element.</text:p>
      <text:p text:style-name="Text_20_body">Here's how to associate a <text:span text:style-name="Source_20_Text">label</text:span> with an <text:span text:style-name="Source_20_Text">input</text:span>:</text:p>
      <text:p text:style-name="Preformatted_20_Text"><text:span text:style-name="Source_20_Text">&lt;form&gt;</text:span></text:p>
      <text:p text:style-name="Preformatted_20_Text"><text:span text:style-name="Source_20_Text"><text:s text:c="3"/>&lt;label for="name"&gt;Your Name&lt;/label&gt;</text:span></text:p>
      <text:p text:style-name="Preformatted_20_Text"><text:span text:style-name="Source_20_Text"><text:s text:c="3"/>&lt;input type="text" id="name" /&gt;</text:span></text:p>
      <text:p text:style-name="P1"><text:span text:style-name="Source_20_Text">&lt;/form&gt;</text:span></text:p>
      <text:p text:style-name="Text_20_body">In this example, the <text:span text:style-name="Source_20_Text">for</text:span> attribute of the <text:span text:style-name="Source_20_Text">label</text:span> element is associated with the <text:span text:style-name="Source_20_Text">id</text:span> of the <text:span text:style-name="Source_20_Text">input</text:span> element. This connection allows screen readers to announce the <text:span text:style-name="Source_20_Text">label</text:span> when the <text:span text:style-name="Source_20_Text">input</text:span> is in a focused state, allowing screen reader users to understand the purpose of the <text:span text:style-name="Source_20_Text">input</text:span>.</text:p>
      <text:p text:style-name="Text_20_body">Associating labels with all input fields also benefits SEO. With proper labels, search engines will understand the page content better, leading to a positive impact on the page search rankings.</text:p>
      <text:p text:style-name="Text_20_body">But it is important to understand that you're making content for humans, not search engines. So, you should make sure the labels are as clear and descriptive as possible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9T14:33:16.353000000</meta:creation-date>
    <dc:date>2025-03-19T14:33:30.382000000</dc:date>
    <meta:editing-duration>PT14S</meta:editing-duration>
    <meta:editing-cycles>1</meta:editing-cycles>
    <meta:document-statistic meta:table-count="0" meta:image-count="0" meta:object-count="0" meta:page-count="1" meta:paragraph-count="13" meta:word-count="237" meta:character-count="1438" meta:non-whitespace-character-count="1208"/>
    <meta:generator>LibreOffice/7.3.4.2$Windows_X86_64 LibreOffice_project/728fec16bd5f605073805c3c9e7c4212a0120dc5</meta:generator>
  </office:meta>
</office:document-meta>
</file>